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b515" draw:fill="solid" draw:fill-color="#ffb515" draw:textarea-horizontal-align="justify" draw:textarea-vertical-align="middle" draw:auto-grow-height="false"/>
    </style:style>
    <style:style style:name="gr2" style:family="graphic" style:parent-style-name="objectwithoutfill">
      <style:graphic-properties draw:fill="solid" draw:fill-color="#ff6309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draw:marker-start-width="0.3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color="#000000" fo:font-size="10pt" style:font-size-asian="10pt" style:font-size-complex="10pt"/>
    </style:style>
    <style:style style:name="P5" style:family="paragraph">
      <style:paragraph-properties fo:text-align="justify"/>
      <style:text-properties fo:font-size="10pt" style:font-size-asian="10pt" style:font-size-complex="10pt"/>
    </style:style>
    <style:style style:name="P6" style:family="paragraph">
      <style:paragraph-properties fo:text-align="justify"/>
      <style:text-properties fo:color="#000000" fo:font-size="10pt" fo:text-shadow="none" style:font-size-asian="10pt" style:font-size-complex="10pt"/>
    </style:style>
    <style:style style:name="P7" style:family="paragraph">
      <style:paragraph-properties fo:text-align="justify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justify"/>
      <style:text-properties fo:color="#000000" fo:font-size="9.5pt" style:font-size-asian="9.5pt" style:font-size-complex="9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fo:font-size="10pt" fo:text-shadow="none" style:font-size-asian="10pt" style:font-size-complex="10pt"/>
    </style:style>
    <style:style style:name="T5" style:family="text">
      <style:text-properties fo:color="#000000" fo:font-size="9.5pt" style:font-size-asian="9.5pt" style:font-size-complex="9.5pt"/>
    </style:style>
    <style:style style:name="T6" style:family="text">
      <style:text-properties fo:color="#0000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03cm" svg:height="19.069cm" svg:x="1cm" svg:y="1.773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8.953cm" svg:height="18.97cm" draw:transform="skewX (-0.0006981317007976) rotate (-3.13949825848799) translate (13.7539767311868cm 20.7678436122821cm)" svg:viewBox="0 0 8954 18971" draw:points="276,-22640 8922,-22643 8944,-37644 8954,-41575 75,-41593 63,-37447 2628,-37423 2585,-30206 43,-30210 0,-22622 213,-22622">
          <text:p/>
        </draw:polygon>
        <draw:polygon draw:style-name="gr3" draw:text-style-name="P1" draw:layer="layout" svg:width="9.294cm" svg:height="18.795cm" svg:x="9.082cm" svg:y="1.922cm" svg:viewBox="0 0 9295 18796" draw:points="0,0 9295,0 9295,18796 465,18796 465,14940 3253,14940 3253,13012 3253,7229 0,7229">
          <text:p/>
        </draw:polygon>
        <draw:custom-shape draw:style-name="gr4" draw:text-style-name="P2" draw:layer="layout" svg:width="3cm" svg:height="1.5cm" svg:x="10.031cm" svg:y="2cm">
          <text:p text:style-name="P1"><text:span text:style-name="T1">Especificación</text:span></text:p>
          <text:p text:style-name="P1"><text:span text:style-name="T1">Del sistem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.5cm" svg:x="10.1cm" svg:y="4.5cm">
          <text:p text:style-name="P1"><text:span text:style-name="T1">Modelo</text:span></text:p>
          <text:p text:style-name="P1"><text:span text:style-name="T1">del sistem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1" draw:layer="layout" svg:width="3cm" svg:height="1.5cm" svg:x="10.1cm" svg:y="7cm">
          <text:p text:style-name="P1"><text:span text:style-name="T1">Arquitectura</text:span></text:p>
          <text:p text:style-name="P1"><text:span text:style-name="T1">del sistem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id="id2" draw:layer="layout" svg:width="3cm" svg:height="1.5cm" svg:x="7.6cm" svg:y="9.5cm">
          <text:p text:style-name="P1"><text:span text:style-name="T1">Particionamiento</text:span></text:p>
          <text:p text:style-name="P1"><text:span text:style-name="T1">SW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3" draw:layer="layout" svg:width="3cm" svg:height="1.5cm" svg:x="12.6cm" svg:y="9.5cm">
          <text:p text:style-name="P1"><text:span text:style-name="T1">Particionamiento</text:span></text:p>
          <text:p text:style-name="P1"><text:span text:style-name="T1">HW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1.5cm" svg:x="12.6cm" svg:y="12cm">
          <text:p text:style-name="P1"><text:span text:style-name="T1">Simulació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1.5cm" svg:x="7.6cm" svg:y="12cm">
          <text:p text:style-name="P1"><text:span text:style-name="T1">Simulació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id="id4" draw:layer="layout" svg:width="3cm" svg:height="1.5cm" svg:x="7.6cm" svg:y="14.5cm">
          <text:p text:style-name="P1"><text:span text:style-name="T1">Compilació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6" draw:layer="layout" svg:width="3cm" svg:height="1.5cm" svg:x="12.6cm" svg:y="14.5cm">
          <text:p text:style-name="P1"><text:span text:style-name="T1">Síntesi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id="id5" draw:layer="layout" svg:width="3cm" svg:height="1.5cm" svg:x="10.1cm" svg:y="17cm">
          <text:p text:style-name="P1"><text:span text:style-name="T1">Prototipado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cm" svg:height="1.5cm" svg:x="10.125cm" svg:y="19.051cm">
          <text:p text:style-name="P1"><text:span text:style-name="T1">Prueba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.6cm" svg:y1="3.5cm" svg:x2="11.6cm" svg:y2="4.5cm">
          <text:p/>
        </draw:line>
        <draw:line draw:style-name="gr10" draw:text-style-name="P1" draw:layer="layout" svg:x1="11.6cm" svg:y1="6cm" svg:x2="11.6cm" svg:y2="7cm">
          <text:p/>
        </draw:line>
        <draw:connector draw:style-name="gr10" draw:text-style-name="P1" draw:layer="layout" draw:line-skew="-2.501cm 2.401cm" svg:x1="11.6cm" svg:y1="8.5cm" svg:x2="9.1cm" svg:y2="9.5cm" draw:start-shape="id1" draw:start-glue-point="2" draw:end-shape="id2" draw:end-glue-point="0" svg:d="m11600 8500v500h-2100v-1h-400v501">
          <text:p/>
        </draw:connector>
        <draw:connector draw:style-name="gr10" draw:text-style-name="P1" draw:layer="layout" draw:line-skew="0cm 1.901cm 2.501cm" svg:x1="11.6cm" svg:y1="8.5cm" svg:x2="14.1cm" svg:y2="9.5cm" draw:start-shape="id1" draw:start-glue-point="2" draw:end-shape="id3" draw:end-glue-point="0" svg:d="m11600 8500v501h-100v-1h2600v500">
          <text:p/>
        </draw:connector>
        <draw:line draw:style-name="gr11" draw:text-style-name="P1" draw:layer="layout" svg:x1="9.1cm" svg:y1="11cm" svg:x2="9.1cm" svg:y2="12cm">
          <text:p/>
        </draw:line>
        <draw:line draw:style-name="gr10" draw:text-style-name="P1" draw:layer="layout" svg:x1="14.1cm" svg:y1="11cm" svg:x2="14.1cm" svg:y2="12cm">
          <text:p/>
        </draw:line>
        <draw:line draw:style-name="gr10" draw:text-style-name="P1" draw:layer="layout" svg:x1="14.1cm" svg:y1="13.5cm" svg:x2="14.1cm" svg:y2="14.5cm">
          <text:p/>
        </draw:line>
        <draw:line draw:style-name="gr10" draw:text-style-name="P1" draw:layer="layout" svg:x1="9.1cm" svg:y1="11cm" svg:x2="9.1cm" svg:y2="12cm">
          <text:p/>
        </draw:line>
        <draw:line draw:style-name="gr10" draw:text-style-name="P1" draw:layer="layout" svg:x1="11.6cm" svg:y1="18.5cm" svg:x2="11.607cm" svg:y2="19.02cm">
          <text:p/>
        </draw:line>
        <draw:line draw:style-name="gr10" draw:text-style-name="P1" draw:layer="layout" svg:x1="9.1cm" svg:y1="13.5cm" svg:x2="9.1cm" svg:y2="14.5cm">
          <text:p/>
        </draw:line>
        <draw:connector draw:style-name="gr10" draw:text-style-name="P1" draw:layer="layout" draw:line-skew="0cm 2.401cm 2.501cm" svg:x1="9.1cm" svg:y1="16cm" svg:x2="11.6cm" svg:y2="17cm" draw:start-shape="id4" draw:start-glue-point="2" draw:end-shape="id5" draw:end-glue-point="0" svg:d="m9100 16000v501h400v-1h2100v500">
          <text:p/>
        </draw:connector>
        <draw:connector draw:style-name="gr10" draw:text-style-name="P1" draw:layer="layout" draw:line-skew="-2.501cm 2.401cm" svg:x1="14.1cm" svg:y1="16cm" svg:x2="11.6cm" svg:y2="17cm" draw:start-shape="id6" draw:start-glue-point="2" draw:end-shape="id5" draw:end-glue-point="0" svg:d="m14100 16000v500h-2100v-1h-400v501">
          <text:p/>
        </draw:connector>
        <draw:custom-shape draw:style-name="gr12" draw:text-style-name="P4" draw:layer="layout" svg:width="3.5cm" svg:height="1cm" svg:x="13.5cm" svg:y="4.5cm">
          <text:p text:style-name="P3"><text:span text:style-name="T2">Diagramas de Flujo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cm" svg:height="2cm" svg:x="13.5cm" svg:y="6.5cm">
          <text:p text:style-name="P3"><text:span text:style-name="T2">Diagrama de Bloques</text:span></text:p>
          <text:p text:style-name="P3"><text:span text:style-name="T2">Camino de datos</text:span></text:p>
          <text:p text:style-name="P3"><text:span text:style-name="T2">Máquina de 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cm" svg:height="1cm" svg:x="15.5cm" svg:y="9.5cm">
          <text:p text:style-name="P3"><text:span text:style-name="T2">Tareas Hardware</text:span></text:p>
          <text:p text:style-name="P3"><text:span text:style-name="T2">únicamente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cm" svg:height="0.5cm" svg:x="16cm" svg:y="15cm">
          <text:p text:style-name="P3"><text:span text:style-name="T2">PLD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8cm" svg:height="1.1cm" svg:x="13.858cm" svg:y="17.096cm">
          <text:p text:style-name="P3"><text:span text:style-name="T2">Tarjetas de Desarrollo</text:span></text:p>
          <text:p text:style-name="P3"><text:span text:style-name="T2">Para FPGA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322cm" svg:height="0.504cm" svg:x="5.539cm" svg:y="4.91cm">
          <text:p text:style-name="P3"><text:span text:style-name="T2">Diagramas de Flujo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55cm" svg:height="1cm" svg:x="6.646cm" svg:y="7.284cm">
          <text:p text:style-name="P3"><text:span text:style-name="T4">Procesador</text:span></text:p>
          <text:p text:style-name="P3"><text:span text:style-name="T4">Periféricos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035cm" svg:height="2cm" svg:x="4.72cm" svg:y="9.5cm">
          <text:p text:style-name="P3"><text:span text:style-name="T5">Tareas Hardware</text:span></text:p>
          <text:p text:style-name="P3"><text:span text:style-name="T5">(Periféricos)</text:span></text:p>
          <text:p text:style-name="P3"><text:span text:style-name="T5">Tareas Software</text:span></text:p>
          <text:p text:style-name="P3"><text:span text:style-name="T5">(procesador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091cm" svg:height="1cm" svg:x="4.7cm" svg:y="14.9cm">
          <text:p text:style-name="P3"><text:span text:style-name="T2">Tareas SW y HW </text:span></text:p>
          <text:p text:style-name="P3"><text:span text:style-name="T2">en P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8cm" svg:height="1.1cm" svg:x="5.3cm" svg:y="17.2cm">
          <text:p text:style-name="P3"><text:span text:style-name="T2">Tarjetas de Desarrollo</text:span></text:p>
          <text:p text:style-name="P3"><text:span text:style-name="T2">Para FPGAs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5cm" svg:height="0.472cm" svg:x="5.25cm" svg:y="2.123cm">
          <text:p text:style-name="P3"><text:span text:style-name="T6">Electrónica Digital 2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5cm" svg:height="0.387cm" svg:x="14.575cm" svg:y="2.124cm">
          <text:p text:style-name="P3"><text:span text:style-name="T6">Electrónica Digital 1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cm" svg:height="0.136cm" svg:x="0.85cm" svg:y="2.222cm">
          <text:p text:style-name="P3"><text:span text:style-name="T6">Sistemas Embebidos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5cm" svg:height="2.1cm" svg:x="1.2cm" svg:y="6.559cm">
          <text:p text:style-name="P3"><text:span text:style-name="T5">Procesador</text:span></text:p>
          <text:p text:style-name="P3"><text:span text:style-name="T5">Periféricos</text:span></text:p>
          <text:p text:style-name="P3"><text:span text:style-name="T5">Librerías</text:span></text:p>
          <text:p text:style-name="P3"><text:span text:style-name="T5">Sistema Operativo</text:span></text:p>
          <text:p text:style-name="P3"><text:span text:style-name="T5">Interfaz con la aplicación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789cm" svg:height="1.709cm" svg:x="1.1cm" svg:y="9.5cm">
          <text:p text:style-name="P3"><text:span text:style-name="T2">Tareas Hardware</text:span></text:p>
          <text:p text:style-name="P3"><text:span text:style-name="T2">(Periféricos)</text:span></text:p>
          <text:p text:style-name="P3"><text:span text:style-name="T2">Tareas Software</text:span></text:p>
          <text:p text:style-name="P3"><text:span text:style-name="T2">(procesador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5cm" svg:height="2.1cm" svg:x="0.9cm" svg:y="14.5cm">
          <text:p text:style-name="P3"><text:span text:style-name="T2">Tareas Hardware</text:span></text:p>
          <text:p text:style-name="P3"><text:span text:style-name="T2">en PLDs</text:span></text:p>
          <text:p text:style-name="P3"><text:span text:style-name="T2">Tareas Software</text:span></text:p>
          <text:p text:style-name="P3"><text:span text:style-name="T2">en SoC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5cm" svg:height="1.613cm" svg:x="1.2cm" svg:y="17.4cm">
          <text:p text:style-name="P3"><text:span text:style-name="T2">Tarjetas de desarrollo</text:span></text:p>
          <text:p text:style-name="P3"><text:span text:style-name="T2">Hardware propio con</text:span></text:p>
          <text:p text:style-name="P3"><text:span text:style-name="T2">FPGAs y SoC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322cm" svg:height="0.504cm" svg:x="1.239cm" svg:y="4.91cm">
          <text:p text:style-name="P3"><text:span text:style-name="T2">Diagramas de Fluj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2-05T10:59:37</meta:creation-date>
    <dc:date>2011-12-05T14:35:41</dc:date>
    <meta:editing-duration>PT04H13M20S</meta:editing-duration>
    <meta:editing-cycles>31</meta:editing-cycles>
    <meta:generator>OpenOffice.org/3.2$Linux OpenOffice.org_project/320m12$Build-9483</meta:generator>
    <dc:creator>Carlos Camargo</dc:cre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